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Paragraph" style:list-style-name="LFO2" style:family="paragraph"/>
    <style:style style:name="P4" style:parent-style-name="ListParagraph" style:list-style-name="LFO2" style:family="paragraph"/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ListParagraph" style:list-style-name="LFO2" style:family="paragraph"/>
  </office:automatic-styles>
  <office:body>
    <office:text text:use-soft-page-breaks="true">
      <text:p text:style-name="P1">Week 7<text:s/>- Find a Friend Application<text:s/></text:p>
      <text:p text:style-name="P2">Lab Session<text:s/>– Register a User</text:p>
      <text:p text:style-name="Normal">Create an android application that performs the following operations:</text:p>
      <text:list text:style-name="LFO2" text:continue-numbering="true">
        <text:list-item>
          <text:p text:style-name="P3">Allows users to register for the application</text:p>
          <text:list text:continue-numbering="true">
            <text:list-item>
              <text:p text:style-name="P4">The SQLite Database columns are:</text:p>
              <text:list text:continue-numbering="true">
                <text:list-item>
                  <text:p text:style-name="P5">Full name</text:p>
                </text:list-item>
                <text:list-item>
                  <text:p text:style-name="P6">Email Address</text:p>
                </text:list-item>
                <text:list-item>
                  <text:p text:style-name="P7">Password</text:p>
                </text:list-item>
                <text:list-item>
                  <text:p text:style-name="P8">DOB</text:p>
                </text:list-item>
                <text:list-item>
                  <text:p text:style-name="P9">Phone Number</text:p>
                </text:list-item>
                <text:list-item>
                  <text:p text:style-name="P10">Bio<text:s/></text:p>
                </text:list-item>
              </text:list>
            </text:list-item>
            <text:list-item>
              <text:p text:style-name="P11">Validations</text:p>
              <text:list text:continue-numbering="true">
                <text:list-item>
                  <text:p text:style-name="P12">All fields are required before a user can<text:s/>login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mmanuel Ofori-Attah</meta:initial-creator>
    <dc:creator>Emmanuel Ofori-Attah</dc:creator>
    <meta:creation-date>2022-04-04T12:44:00Z</meta:creation-date>
    <dc:date>2022-04-20T05:13:00Z</dc:date>
    <meta:template xlink:href="Normal" xlink:type="simple"/>
    <meta:editing-cycles>5</meta:editing-cycles>
    <meta:editing-duration>PT900S</meta:editing-duration>
    <meta:document-statistic meta:page-count="1" meta:paragraph-count="1" meta:word-count="49" meta:character-count="328" meta:row-count="2" meta:non-whitespace-character-count="280"/>
  </office:meta>
</office:document-meta>
</file>